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cccccc" draw:opacity="100%"/>
      <style:paragraph-properties fo:background-color="#cccccc"/>
      <style:text-properties fo:font-size="13pt" style:font-size-asian="13pt" style:font-size-complex="13pt"/>
    </style:style>
    <style:style style:name="P2" style:family="paragraph" style:parent-style-name="Standard">
      <loext:graphic-properties draw:fill="solid" draw:fill-color="#000000" draw:opacity="100%"/>
      <style:paragraph-properties fo:text-align="center" style:justify-single-word="false" fo:background-color="#000000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loext:graphic-properties draw:fill="solid" draw:fill-color="#000000" draw:opacity="100%"/>
      <style:paragraph-properties fo:text-align="center" style:justify-single-word="false" fo:background-color="#000000"/>
      <style:text-properties fo:font-size="15pt" style:font-size-asian="15pt" style:font-size-complex="15pt"/>
    </style:style>
    <style:style style:name="P4" style:family="paragraph" style:parent-style-name="Standard">
      <loext:graphic-properties draw:fill="solid" draw:fill-color="#cccccc" draw:opacity="100%"/>
      <style:paragraph-properties fo:background-color="#cccccc"/>
      <style:text-properties fo:font-size="13pt" style:font-size-asian="13pt" style:font-size-complex="13pt"/>
    </style:style>
    <style:style style:name="P5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0c9629" style:font-size-asian="13pt" style:font-size-complex="13pt"/>
    </style:style>
    <style:style style:name="P6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0c9629" officeooo:paragraph-rsid="000c9629" style:font-size-asian="13pt" style:font-size-complex="13pt"/>
    </style:style>
    <style:style style:name="P7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0c9629" officeooo:paragraph-rsid="000da4b0" style:font-size-asian="13pt" style:font-size-complex="13pt"/>
    </style:style>
    <style:style style:name="P8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0da4b0" officeooo:paragraph-rsid="000da4b0" style:font-size-asian="13pt" style:font-size-complex="13pt"/>
    </style:style>
    <style:style style:name="P9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paragraph-rsid="000da4b0" style:font-size-asian="13pt" style:font-size-complex="13pt"/>
    </style:style>
    <style:style style:name="P10" style:family="paragraph" style:parent-style-name="Standard">
      <loext:graphic-properties draw:fill="solid" draw:fill-color="#cccccc" draw:opacity="100%"/>
      <style:paragraph-properties fo:background-color="#cccccc"/>
      <style:text-properties fo:font-size="13pt" officeooo:rsid="000f3c3e" officeooo:paragraph-rsid="000f3c3e" style:font-size-asian="13pt" style:font-size-complex="13pt"/>
    </style:style>
    <style:style style:name="P11" style:family="paragraph" style:parent-style-name="Standard">
      <loext:graphic-properties draw:fill="solid" draw:fill-color="#cccccc" draw:opacity="100%"/>
      <style:paragraph-properties fo:background-color="#cccccc"/>
      <style:text-properties fo:font-size="13pt" style:text-underline-style="solid" style:text-underline-width="auto" style:text-underline-color="font-color" officeooo:rsid="000c9629" officeooo:paragraph-rsid="000c9629" style:font-size-asian="13pt" style:font-size-complex="13pt"/>
    </style:style>
    <style:style style:name="P12" style:family="paragraph" style:parent-style-name="Standard">
      <loext:graphic-properties draw:fill="solid" draw:fill-color="#cccccc" draw:opacity="100%"/>
      <style:paragraph-properties fo:background-color="#cccccc"/>
      <style:text-properties fo:font-size="13pt" fo:font-style="italic" officeooo:rsid="000c9629" officeooo:paragraph-rsid="000c9629" style:font-size-asian="13pt" style:font-style-asian="italic" style:font-size-complex="13pt" style:font-style-complex="italic"/>
    </style:style>
    <style:style style:name="P13" style:family="paragraph" style:parent-style-name="Standard">
      <loext:graphic-properties draw:fill="solid" draw:fill-color="#cccccc" draw:opacity="100%"/>
      <style:paragraph-properties fo:background-color="#cccccc"/>
      <style:text-properties fo:color="#158466" fo:font-size="13pt" fo:font-style="italic" officeooo:rsid="000c9629" officeooo:paragraph-rsid="000c9629" style:font-size-asian="13pt" style:font-style-asian="italic" style:font-size-complex="13pt" style:font-style-complex="italic"/>
    </style:style>
    <style:style style:name="P14" style:family="paragraph" style:parent-style-name="Standard">
      <loext:graphic-properties draw:fill="solid" draw:fill-color="#cccccc" draw:opacity="100%"/>
      <style:paragraph-properties fo:background-color="#cccccc"/>
      <style:text-properties fo:color="#158466" fo:font-size="13pt" officeooo:rsid="000c9629" officeooo:paragraph-rsid="000c9629" style:font-size-asian="13pt" style:font-size-complex="13pt"/>
    </style:style>
    <style:style style:name="P15" style:family="paragraph" style:parent-style-name="Standard">
      <loext:graphic-properties draw:fill="solid" draw:fill-color="#cccccc" draw:opacity="100%"/>
      <style:paragraph-properties fo:background-color="#cccccc"/>
      <style:text-properties fo:color="#158466" fo:font-size="13pt" officeooo:rsid="000da4b0" officeooo:paragraph-rsid="000da4b0" style:font-size-asian="13pt" style:font-size-complex="13pt"/>
    </style:style>
    <style:style style:name="P16" style:family="paragraph" style:parent-style-name="Standard">
      <loext:graphic-properties draw:fill="solid" draw:fill-color="#cccccc" draw:opacity="100%"/>
      <style:paragraph-properties fo:background-color="#cccccc"/>
      <style:text-properties fo:color="#158466" fo:font-size="13pt" officeooo:paragraph-rsid="000da4b0" style:font-size-asian="13pt" style:font-size-complex="13pt"/>
    </style:style>
    <style:style style:name="P17" style:family="paragraph" style:parent-style-name="Standard">
      <loext:graphic-properties draw:fill="solid" draw:fill-color="#cccccc" draw:opacity="100%"/>
      <style:paragraph-properties fo:background-color="#cccccc"/>
      <style:text-properties fo:color="#158466" fo:font-size="13pt" officeooo:rsid="000f3c3e" officeooo:paragraph-rsid="000f3c3e" style:font-size-asian="13pt" style:font-size-complex="13pt"/>
    </style:style>
    <style:style style:name="P18" style:family="paragraph" style:parent-style-name="Standard">
      <loext:graphic-properties draw:fill="solid" draw:fill-color="#cccccc" draw:opacity="100%"/>
      <style:paragraph-properties fo:background-color="#cccccc"/>
      <style:text-properties fo:color="#158466" fo:font-size="13pt" style:text-underline-style="solid" style:text-underline-width="auto" style:text-underline-color="font-color" officeooo:rsid="000da4b0" officeooo:paragraph-rsid="000da4b0" style:font-size-asian="13pt" style:font-size-complex="13pt"/>
    </style:style>
    <style:style style:name="P19" style:family="paragraph" style:parent-style-name="Standard">
      <loext:graphic-properties draw:fill="solid" draw:fill-color="#cccccc" draw:opacity="100%"/>
      <style:paragraph-properties fo:background-color="#cccccc"/>
      <style:text-properties fo:color="#158466" officeooo:paragraph-rsid="000da4b0"/>
    </style:style>
    <style:style style:name="P20" style:family="paragraph" style:parent-style-name="Standard">
      <loext:graphic-properties draw:fill="solid" draw:fill-color="#cccccc" draw:opacity="100%"/>
      <style:paragraph-properties fo:background-color="#cccccc"/>
      <style:text-properties officeooo:paragraph-rsid="000f3c3e"/>
    </style:style>
    <style:style style:name="P21" style:family="paragraph" style:parent-style-name="Standard">
      <loext:graphic-properties draw:fill="solid" draw:fill-color="#cccccc" draw:opacity="100%"/>
      <style:paragraph-properties fo:background-color="#cccccc"/>
      <style:text-properties fo:color="#800080" fo:font-size="13pt" officeooo:rsid="000da4b0" officeooo:paragraph-rsid="000da4b0" style:font-size-asian="13pt" style:font-size-complex="13pt"/>
    </style:style>
    <style:style style:name="P22" style:family="paragraph" style:parent-style-name="Standard">
      <loext:graphic-properties draw:fill="solid" draw:fill-color="#cccccc" draw:opacity="100%"/>
      <style:paragraph-properties fo:background-color="#cccccc"/>
      <style:text-properties fo:color="#800080" officeooo:paragraph-rsid="000da4b0"/>
    </style:style>
    <style:style style:name="P23" style:family="paragraph" style:parent-style-name="Standard">
      <loext:graphic-properties draw:fill="solid" draw:fill-color="#cccccc" draw:opacity="100%"/>
      <style:paragraph-properties fo:background-color="#cccccc"/>
      <style:text-properties fo:color="#800080" officeooo:rsid="000f57f8" officeooo:paragraph-rsid="000f57f8"/>
    </style:style>
    <style:style style:name="P24" style:family="paragraph" style:parent-style-name="Standard">
      <loext:graphic-properties draw:fill="solid" draw:fill-color="#cccccc" draw:opacity="100%"/>
      <style:paragraph-properties fo:background-color="#cccccc"/>
      <style:text-properties fo:color="#000000" officeooo:rsid="000f57f8" officeooo:paragraph-rsid="000f57f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158466"/>
    </style:style>
    <style:style style:name="T4" style:family="text">
      <style:text-properties fo:color="#158466" fo:font-style="italic" style:font-style-asian="italic" style:font-style-complex="italic"/>
    </style:style>
    <style:style style:name="T5" style:family="text">
      <style:text-properties fo:color="#158466" officeooo:rsid="000da4b0"/>
    </style:style>
    <style:style style:name="T6" style:family="text">
      <style:text-properties fo:color="#158466" fo:font-size="13pt" style:font-size-asian="13pt" style:font-size-complex="13pt"/>
    </style:style>
    <style:style style:name="T7" style:family="text">
      <style:text-properties officeooo:rsid="000da4b0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0da4b0" style:font-size-asian="13pt" style:font-size-complex="13pt"/>
    </style:style>
    <style:style style:name="T10" style:family="text">
      <style:text-properties fo:font-size="13pt" officeooo:rsid="000f3c3e" style:font-size-asian="13pt" style:font-size-complex="13pt"/>
    </style:style>
    <style:style style:name="T11" style:family="text">
      <style:text-properties fo:font-size="13pt" officeooo:rsid="000f57f8" style:font-size-asian="13pt" style:font-size-complex="13pt"/>
    </style:style>
    <style:style style:name="T12" style:family="text">
      <style:text-properties fo:font-size="13pt" fo:font-weight="bold" officeooo:rsid="000f3c3e" style:font-size-asian="13pt" style:font-weight-asian="bold" style:font-size-complex="13pt" style:font-weight-complex="bold"/>
    </style:style>
    <style:style style:name="T13" style:family="text">
      <style:text-properties officeooo:rsid="000f3c3e"/>
    </style:style>
    <style:style style:name="T14" style:family="text">
      <style:text-properties fo:color="#800080" fo:font-size="13pt" style:font-size-asian="13pt" style:font-size-complex="13pt"/>
    </style:style>
    <style:style style:name="T15" style:family="text">
      <style:text-properties fo:color="#800080" fo:font-size="13pt" officeooo:rsid="000f3c3e" style:font-size-asian="13pt" style:font-size-complex="13pt"/>
    </style:style>
    <style:style style:name="T16" style:family="text">
      <style:text-properties fo:color="#800080" fo:font-size="13pt" officeooo:rsid="000f57f8" style:font-size-asian="13pt" style:font-size-complex="13pt"/>
    </style:style>
    <style:style style:name="T17" style:family="text">
      <style:text-properties fo:color="#800080" fo:font-size="13pt" fo:font-weight="bold" officeooo:rsid="000f3c3e" style:font-size-asian="13pt" style:font-weight-asian="bold" style:font-size-complex="13pt" style:font-weight-complex="bold"/>
    </style:style>
    <style:style style:name="T18" style:family="text">
      <style:text-properties officeooo:rsid="000f57f8"/>
    </style:style>
    <style:style style:name="T19" style:family="text">
      <style:text-properties fo:color="#00a933" fo:font-size="13pt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 POO</text:p>
      <text:p text:style-name="P3">ALGORITHME </text:p>
      <text:p text:style-name="P3">DE CONSTRUCTION </text:p>
      <text:p text:style-name="P3">DES FONCTIONS</text:p>
      <text:p text:style-name="P1"/>
      <text:p text:style-name="P1"><text:tab/>Des algorithmes qui décrivent le fonctionnement des différentes fonctions à implémenter dans le wargame.</text:p>
      <text:p text:style-name="P1"/>
      <text:p text:style-name="P10">Code couleur : </text:p>
      <text:p text:style-name="P10">NOIR : code « pure »</text:p>
      <text:p text:style-name="P17">VERT : commentaires</text:p>
      <text:p text:style-name="P20"><text:span text:style-name="T15">VIOLET: algo/code/description du code</text:span><text:span text:style-name="T10"> </text:span></text:p>
      <text:p text:style-name="P1"/>
      <text:p text:style-name="P11">PARAMETRE D’ENTREE</text:p>
      <text:p text:style-name="P6"/>
      <text:p text:style-name="P6">Element Carte[o1][o2] <text:s/><text:span text:style-name="T4">une carte d’élement de taille o1xo2 aléatoire</text:span></text:p>
      <text:p text:style-name="P6"/>
      <text:p text:style-name="P6">Personnage equipe[10][2] <text:s text:c="2"/><text:span text:style-name="T4">la liste des personnages, avec 10 le nombre de personnage et 2 le nombre de joueurs. </text:span></text:p>
      <text:p text:style-name="P6"/>
      <text:p text:style-name="P13">Par défaut, le joueur 0 et le joueur, et le joueur 1 est l’IA. </text:p>
      <text:p text:style-name="P1"/>
      <text:p text:style-name="P12"><text:span text:style-name="T3">Tout les personnages et la carte sont bien créé au préalable</text:span>. </text:p>
      <text:p text:style-name="P1"/>
      <text:p text:style-name="P15">On suppose l’existence de macro NBPERSO et NBJOUEUR qui correspondent au nombre de perso max et au nombre de joueurs max (le nombre de perso devrait toujours être égal à 10, mais c’est au cas où)</text:p>
      <text:p text:style-name="P5"/>
      <text:p text:style-name="P11"><text:tab/>ROUE DES TOURS <text:span text:style-name="T2"><text:s/></text:span></text:p>
      <text:p text:style-name="P18"><text:span text:style-name="T2">Là, on est dans un while qui persiste tant que dure la partie. </text:span></text:p>
      <text:p text:style-name="P11"><text:span text:style-name="T2"/></text:p>
      <text:p text:style-name="P6">int indicePerso<text:tab/><text:span text:style-name="T3">indice correspondant à IDPerso - 1</text:span></text:p>
      <text:p text:style-name="P6">int indiceJoueur<text:tab/><text:span text:style-name="T3">indice correspondnat à JoueurPerso </text:span></text:p>
      <text:p text:style-name="P6"/>
      <text:p text:style-name="P14">on parcours le tableau d’equipe de la 10ème case à la 1ère. </text:p>
      <text:p text:style-name="P6"/>
      <text:p text:style-name="P6">for(indicePerso = <text:span text:style-name="T7">NBPERSO-1</text:span> ; indicePerso = 1 ; indicePerso++){</text:p>
      <text:p text:style-name="P6"><text:tab/>for(indiceJoueur=0 ; indiceJoueur=NBJOUEUR ; <text:span text:style-name="T7">indiceJoueur++){</text:span></text:p>
      <text:p text:style-name="P6"><text:tab/><text:tab/><text:span text:style-name="T7">if(equipe[indicePerso][indiceJoueur].etat!= MORT){</text:span></text:p>
      <text:p text:style-name="P6"><text:tab/><text:tab/><text:tab/><text:span text:style-name="T7">if(indiceJoueur == 1){</text:span></text:p>
      <text:p text:style-name="P7"><text:tab/><text:tab/><text:tab/><text:tab/><text:span text:style-name="T7">jouerJoueu</text:span><text:span text:style-name="T13">r</text:span><text:span text:style-name="T7">(equipe[indicePerso][indiceJoueur]) ;</text:span></text:p>
      <text:p text:style-name="P7"><text:tab/><text:tab/><text:tab/><text:span text:style-name="T7">}</text:span></text:p>
      <text:p text:style-name="P7"><text:tab/><text:tab/><text:tab/><text:span text:style-name="T7">else{</text:span></text:p>
      <text:p text:style-name="P7"><text:span text:style-name="T7"><text:tab/><text:tab/><text:tab/><text:tab/>jouer</text:span><text:span text:style-name="T13">IA</text:span><text:span text:style-name="T7">(equipe[indicePerso][indiceJoueur]) ;</text:span></text:p>
      <text:p text:style-name="P7"><text:tab/><text:tab/><text:tab/><text:span text:style-name="T7">}</text:span></text:p>
      <text:p text:style-name="P8"><text:tab/><text:tab/>}</text:p>
      <text:p text:style-name="P6"><text:tab/><text:span text:style-name="T7">}</text:span></text:p>
      <text:p text:style-name="P6"><text:soft-page-break/>}</text:p>
      <text:p text:style-name="P6"/>
      <text:p text:style-name="P6"><text:span text:style-name="T1"><text:tab/>TOUR DE JEUX </text:span><text:s/><text:span text:style-name="T7">(fonction jouer</text:span><text:span text:style-name="T13">Joueur</text:span><text:span text:style-name="T7">(Personnage p))</text:span></text:p>
      <text:p text:style-name="P6"/>
      <text:p text:style-name="P15">on réinitialise tout les paramètres d’actions du personnage : </text:p>
      <text:p text:style-name="P8"/>
      <text:p text:style-name="P8">p.attaque = 1 ;</text:p>
      <text:p text:style-name="P8">p.pm = p.vitesse ;</text:p>
      <text:p text:style-name="P8"/>
      <text:p text:style-name="P15">on se place en attente d’action du personnage </text:p>
      <text:p text:style-name="P8"/>
      <text:p text:style-name="P9"><text:span text:style-name="T7">while(p.attaque != 0 &amp;&amp; p.pm != 0){</text:span></text:p>
      <text:p text:style-name="P9"><text:tab/><text:span text:style-name="T5">au choix : </text:span></text:p>
      <text:p text:style-name="P19"><text:span text:style-name="T8"><text:tab/><text:tab/></text:span><text:span text:style-name="T9">choix 1 : on fait un jeux basique parce que pas le temps : alors il existe deux un unique type d’action possible: </text:span></text:p>
      <text:p text:style-name="P16"><text:tab/><text:tab/><text:tab/>-<text:span text:style-name="T7">lorsqu’on clique sur une case a portée de vue du personnage, sois :</text:span></text:p>
      <text:p text:style-name="P16"><text:tab/><text:tab/><text:tab/><text:tab/><text:span text:style-name="T7">il y a un ennemi : p l’attaque. </text:span></text:p>
      <text:p text:style-name="P16"><text:tab/><text:tab/><text:tab/><text:tab/><text:span text:style-name="T7">Il y a un allié : rien </text:span></text:p>
      <text:p text:style-name="P16"><text:tab/><text:tab/><text:tab/><text:tab/><text:span text:style-name="T7">il y a rien et le terrain est favorable : s’y deplace (si la case est juste à coté)</text:span></text:p>
      <text:p text:style-name="P16"><text:tab/><text:tab/><text:tab/><text:tab/><text:span text:style-name="T7">C’est la case sur laquelle est p : il se repose ou passe son tour (s’il a déjà bougé et/ou attaquer)</text:span></text:p>
      <text:p text:style-name="P16"><text:tab/><text:tab/><text:span text:style-name="T7">choix 2 : on verra plus tard parce qu’a mon avis on aura pas le temps</text:span></text:p>
      <text:p text:style-name="P9"/>
      <text:p text:style-name="P15">partons donc sur le choix 1 : </text:p>
      <text:p text:style-name="P8"/>
      <text:p text:style-name="P21">on attend un clic de la part du Joueur. <text:span text:style-name="T13">On prend les coordonnées du clic, on adapte en position sur la carte, et on regarde le contenu de la case (élément) : </text:span></text:p>
      <text:p text:style-name="P22"><text:span text:style-name="T9"><text:tab/>-</text:span><text:span text:style-name="T10">si élément est vide est à coté de la case ou se trouve p </text:span><text:span text:style-name="T12">et</text:span><text:span text:style-name="T10"> si p.pm!= 0 </text:span><text:span text:style-name="T12">et</text:span><text:span text:style-name="T10"> si élément.nature!= montagne/eau : <text:s/>on le déplace dessus (on verra plus tard pour les personnages spéciaux). Cela réduit p.pm de 1. </text:span></text:p>
      <text:p text:style-name="P22"><text:span text:style-name="T10"><text:tab/>-si élément contient un ennemi </text:span><text:span text:style-name="T11">d</text:span><text:span text:style-name="T10"> </text:span><text:span text:style-name="T12">et</text:span><text:span text:style-name="T10"> est a portee d’attaque de la case de p </text:span><text:span text:style-name="T12">et </text:span><text:span text:style-name="T10">p.attaque!= 1 : p attaque l’ennemi situé sur Element.</text:span></text:p>
      <text:p text:style-name="P23"><text:span text:style-name="T10">P</text:span><text:span text:style-name="T8">ersonnage d = élément.getPersonnage()</text:span></text:p>
      <text:p text:style-name="P24"><text:span text:style-name="T8">p.</text:span><text:span text:style-name="T10">P</text:span><text:span text:style-name="T8">ersoAttaque(d) <text:s/></text:span><text:span text:style-name="T6"><text:s/>existe pas encore</text:span></text:p>
      <text:p text:style-name="P22"><text:span text:style-name="T10"><text:tab/>-si élément est la même case que celle de p </text:span><text:span text:style-name="T12">et</text:span><text:span text:style-name="T10"> (p.attaque !=0 </text:span><text:span text:style-name="T12">et</text:span><text:span text:style-name="T10"> p.pm== p.vitesse) : p se repose. </text:span></text:p>
      <text:p text:style-name="P24"><text:span text:style-name="T10">P.</text:span><text:span text:style-name="T8">repos()</text:span></text:p>
      <text:p text:style-name="P20"><text:span text:style-name="T15"><text:tab/>-si élément est la même case que celle de p et (p.attaque ==0 </text:span><text:span text:style-name="T17">ou</text:span><text:span text:style-name="T15"> p.pm &lt; p.vitesse) : p </text:span><text:span text:style-name="T16">passe son tour</text:span><text:span text:style-name="T15">. </text:span></text:p>
      <text:p text:style-name="P24"><text:span text:style-name="T10">P.</text:span><text:span text:style-name="T8">passeTour() </text:span><text:span text:style-name="T6">existe pas encore</text:span></text:p>
      <text:p text:style-name="P20"><text:span text:style-name="T15"><text:tab/></text:span><text:span text:style-name="T16">-sinon : rien ne se passe : le clique ne prend pas effet</text:span></text:p>
      <text:p text:style-name="P9"><text:span text:style-name="T7">}</text:span> 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9T17:40:25.30</meta:creation-date>
    <dc:date>2022-01-03T18:27:52.748634833</dc:date>
    <meta:editing-duration>PT1H56M34S</meta:editing-duration>
    <meta:editing-cycles>55</meta:editing-cycles>
    <meta:generator>LibreOffice/6.4.7.2$Linux_X86_64 LibreOffice_project/40$Build-2</meta:generator>
    <meta:document-statistic meta:table-count="0" meta:image-count="0" meta:object-count="0" meta:page-count="2" meta:paragraph-count="58" meta:word-count="520" meta:character-count="2988" meta:non-whitespace-character-count="2437"/>
  </office:meta>
</office:document-meta>
</file>